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7d6df" officeooo:paragraph-rsid="000c5ea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7d6df" officeooo:paragraph-rsid="000c5ea5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0c5ea5" officeooo:paragraph-rsid="000c5ea5" style:font-weight-asian="bold" style:font-weight-complex="bold"/>
    </style:style>
    <style:style style:name="P6" style:family="paragraph" style:parent-style-name="Standard">
      <style:text-properties fo:font-weight="bold" officeooo:rsid="00088968" officeooo:paragraph-rsid="000c5ea5" style:font-weight-asian="bold" style:font-weight-complex="bold"/>
    </style:style>
    <style:style style:name="P7" style:family="paragraph" style:parent-style-name="Standard">
      <style:text-properties officeooo:rsid="000c5ea5" officeooo:paragraph-rsid="000c5e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ea5" style:font-weight-asian="bold" style:font-weight-complex="bold"/>
    </style:style>
    <style:style style:name="T3" style:family="text">
      <style:text-properties officeooo:rsid="000d42ee"/>
    </style:style>
    <style:style style:name="T4" style:family="text">
      <style:text-properties officeooo:rsid="0013a430"/>
    </style:style>
    <style:style style:name="T5" style:family="text">
      <style:text-properties officeooo:rsid="001538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DDITIONAL</text:span><text:span text:style-name="T1"> INFORMATION</text:span></text:p>
      <text:p text:style-name="P4"/>
      <text:p text:style-name="P3">Understanding How Sprint Orienteers Make Decisions</text:p>
      <text:p text:style-name="P2"/>
      <text:p text:style-name="P5">How it works</text:p>
      <text:p text:style-name="P7">The application is written using a mixture of HTML and Java<text:span text:style-name="T4">script</text:span>. <text:s/>In particular the JsPSYCH <text:span text:style-name="T4">javascript </text:span>library. <text:s/><text:span text:style-name="T4">The application i</text:span>s deployed using the google app engine.</text:p>
      <text:p text:style-name="P1"/>
      <text:p text:style-name="P5"><text:span text:style-name="T4">R</text:span>aison d'être</text:p>
      <text:p text:style-name="P7">I have been orienteering for <text:span text:style-name="T3">some time</text:span>, <text:span text:style-name="T3">inspiration for this project has come from watching many highly experienced orienteers and coaches: <text:s/>Realising that they are much better than me at sprint and not being quite fully convinced at their explanations on ‘how they do it’. <text:s/>I also have an interest in the effects of colour blindness as well as ‘human factors’.</text:span></text:p>
      <text:p text:style-name="P1"/>
      <text:p text:style-name="P5">Code location / <text:span text:style-name="T3">License</text:span></text:p>
      <text:p text:style-name="P7">The code for the application is stored on GitHub “<text:a xlink:type="simple" xlink:href="https://github.com/1andav1es/Osprint-t" text:style-name="Internet_20_link" text:visited-style-name="Visited_20_Internet_20_Link">https://github.com/1andav1es/Osprint-t</text:a>”. <text:s/>This is licensed under GNU AFFERO GENERAL PUBLIC LICENSE Version 3: <text:span text:style-name="T3">(In short this allows you to copy and use this software, but if you modify it you are required to make the modified version freely available). </text:span></text:p>
      <text:p text:style-name="P7"/>
      <text:p text:style-name="P5">Co-operation / improvements</text:p>
      <text:p text:style-name="P7">This project is not the definitive answer to all questions regarding orienteering <text:span text:style-name="T4">it will evolve over time, perhaps becoming more ‘game like’</text:span>. <text:s/>Other people will have ideas for improvement – if you do I am keen to know about them so that we can maintain a single experimental approach rather become a multiplicity of similar experiments with similar aims. <text:s/>People who contribute improvements to the design of the experiment should expect to be named as collaborators in future work.</text:p>
      <text:p text:style-name="P7"/>
      <text:p text:style-name="P5">Contact</text:p>
      <text:p text:style-name="P7">If you have any questions please contact me, Ian Davies (+61 4 0006 0971, email. <text:span text:style-name="T5">idav@netspace.net</text:span>.au).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9-01-09T07:00:29.883765993</dc:date>
    <meta:editing-duration>PT1H48M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49" meta:character-count="1574" meta:non-whitespace-character-count="1328"/>
  </office:meta>
</office:document-meta>
</file>